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table:style-name="Default"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Bendi, Bálint</text:p>
          </table:table-cell>
          <table:table-cell office:value-type="string" calcext:value-type="string">
            <text:p>kick out sorted(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result</text:p>
          </table:table-cell>
          <table:table-cell table:style-name="ce5"/>
          <table:table-cell/>
          <table:table-cell table:style-name="Default"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19. 10. 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 table:style-name="ce5"/>
          <table:table-cell/>
          <table:table-cell table:style-name="Default" office:value-type="string" calcext:value-type="string">
            <text:p>done by default</text:p>
          </table:table-cell>
          <table:table-cell office:value-type="string" calcext:value-type="string">
            <text:p>done</text:p>
          </table:table-cell>
          <table:table-cell table:style-name="ce6" office:value-type="string" calcext:value-type="string">
            <text:p>2019. 10. 14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style-name="ce5"/>
          <table:table-cell/>
          <table:table-cell table:style-name="Default" office:value-type="string" calcext:value-type="string">
            <text:p>Marc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19. 10. 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nd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19. 10. 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table:style-name="ce5"/>
          <table:table-cell/>
          <table:table-cell table:style-name="Default" office:value-type="string" calcext:value-type="string">
            <text:p>Bálint</text:p>
          </table:table-cell>
          <table:table-cell office:value-type="string" calcext:value-type="string">
            <text:p>cannot check whether ID exis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get_table_from_fi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write_table_to_fi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which_year_max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vg_amount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19. 10. 15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19. 10. 15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longest_name_i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table:style-name="ce6" office:value-type="string" calcext:value-type="string">
            <text:p>2019. 10. 14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subscribed_email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table:style-name="ce6" office:value-type="string" calcext:value-type="string">
            <text:p>2019. 10. 14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oldest_person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person_closest_to_averag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ailable_items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erage_durability_by_manufacturer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tart_modu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how_tab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dd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emov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updat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lower_price_item_id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items_sold_between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art_modu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how_tab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mov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pdat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counts_by_manufacturers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average_by_manufacturer</text:p>
          </table:table-cell>
          <table:table-cell table:style-name="ce5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4:25:41.381941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5T14:32:04.010201571</dc:date>
    <meta:editing-duration>PT24M29S</meta:editing-duration>
    <meta:editing-cycles>23</meta:editing-cycles>
    <meta:generator>LibreOffice/6.2.7.1$Linux_X86_64 LibreOffice_project/20$Build-1</meta:generator>
    <meta:document-statistic meta:table-count="1" meta:cell-count="214" meta:object-count="0"/>
  </office:meta>
</office:document-meta>
</file>